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Wingdings-Regular" svg:font-family="Wingdings-Regular"/>
    <style:font-face style:name="MS-PGothic" svg:font-family="MS-PGothic" style:font-family-generic="swiss"/>
    <style:font-face style:name="Times-Bold" svg:font-family="Times-Bold" style:font-family-generic="swiss"/>
    <style:font-face style:name="Times-BoldItalic" svg:font-family="Times-BoldItalic" style:font-family-generic="swiss"/>
    <style:font-face style:name="Times-Roman" svg:font-family="Times-Roman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Times-BoldItalic" fo:font-size="14pt" fo:font-style="italic" fo:font-weight="bold" style:font-name-asian="Times-BoldItalic" style:font-size-asian="14pt" style:font-style-asian="italic" style:font-weight-asian="bold" style:font-name-complex="Times-BoldItalic" style:font-size-complex="14pt" style:font-style-complex="italic" style:font-weight-complex="bold"/>
    </style:style>
    <style:style style:name="P2" style:family="paragraph" style:parent-style-name="Standard" style:list-style-name="L5">
      <style:paragraph-properties fo:text-align="start" style:justify-single-word="false" style:text-autospace="none"/>
      <style:text-properties style:font-name="Times-BoldItalic" fo:font-size="14pt" fo:font-style="italic" fo:font-weight="bold" style:font-name-asian="Times-BoldItalic" style:font-size-asian="14pt" style:font-style-asian="italic" style:font-weight-asian="bold" style:font-name-complex="Times-BoldItalic" style:font-size-complex="14pt" style:font-style-complex="italic" style:font-weight-complex="bold"/>
    </style:style>
    <style:style style:name="P3" style:family="paragraph" style:parent-style-name="Standard" style:list-style-name="L8">
      <style:paragraph-properties fo:text-align="start" style:justify-single-word="false" style:text-autospace="none"/>
      <style:text-properties style:font-name="Times-BoldItalic" fo:font-size="14pt" fo:font-style="italic" fo:font-weight="bold" style:font-name-asian="Times-BoldItalic" style:font-size-asian="14pt" style:font-style-asian="italic" style:font-weight-asian="bold" style:font-name-complex="Times-BoldItalic" style:font-size-complex="14pt" style:font-style-complex="italic" style:font-weight-complex="bold"/>
    </style:style>
    <style:style style:name="P4" style:family="paragraph" style:parent-style-name="Standard" style:list-style-name="L1">
      <style:paragraph-properties fo:text-align="start" style:justify-single-word="false" style:text-autospace="none"/>
      <style:text-properties style:font-name="Times-Roman" fo:font-size="12pt" style:font-name-asian="Times-Roman" style:font-size-asian="12pt" style:font-name-complex="Times-Roman" style:font-size-complex="12pt"/>
    </style:style>
    <style:style style:name="P5" style:family="paragraph" style:parent-style-name="Standard" style:list-style-name="L1">
      <style:paragraph-properties fo:text-align="start" style:justify-single-word="false" style:text-autospace="none"/>
      <style:text-properties style:font-name="Times-Roman" fo:font-size="12pt" fo:font-style="italic" fo:font-weight="bold" style:font-name-asian="Times-Roman" style:font-size-asian="12pt" style:font-style-asian="italic" style:font-weight-asian="bold" style:font-name-complex="Times-Roman" style:font-size-complex="12pt" style:font-style-complex="italic" style:font-weight-complex="bold"/>
    </style:style>
    <style:style style:name="P6" style:family="paragraph" style:parent-style-name="Standard" style:list-style-name="L2">
      <style:paragraph-properties fo:text-align="start" style:justify-single-word="false" style:text-autospace="none"/>
      <style:text-properties style:font-name="Times-Roman" fo:font-size="12pt" fo:font-style="italic" fo:font-weight="bold" style:font-name-asian="Times-Roman" style:font-size-asian="12pt" style:font-style-asian="italic" style:font-weight-asian="bold" style:font-name-complex="Times-Roman" style:font-size-complex="12pt" style:font-style-complex="italic" style:font-weight-complex="bold"/>
    </style:style>
    <style:style style:name="P7" style:family="paragraph" style:parent-style-name="Standard" style:list-style-name="L3">
      <style:paragraph-properties fo:text-align="start" style:justify-single-word="false" style:text-autospace="none"/>
      <style:text-properties style:font-name="Times-Roman" fo:font-size="12pt" fo:font-style="italic" fo:font-weight="bold" style:font-name-asian="Times-Roman" style:font-size-asian="12pt" style:font-style-asian="italic" style:font-weight-asian="bold" style:font-name-complex="Times-Roman" style:font-size-complex="12pt" style:font-style-complex="italic" style:font-weight-complex="bold"/>
    </style:style>
    <style:style style:name="P8" style:family="paragraph" style:parent-style-name="Standard" style:list-style-name="L9">
      <style:paragraph-properties fo:text-align="start" style:justify-single-word="false" style:text-autospace="none"/>
      <style:text-properties style:font-name="Times-Roman" fo:font-size="12pt" fo:font-style="italic" fo:font-weight="normal" style:font-name-asian="Times-Roman" style:font-size-asian="12pt" style:font-style-asian="italic" style:font-weight-asian="normal" style:font-name-complex="Times-Roman" style:font-size-complex="12pt" style:font-style-complex="italic" style:font-weight-complex="normal"/>
    </style:style>
    <style:style style:name="P9" style:family="paragraph" style:parent-style-name="Standard" style:list-style-name="L7">
      <style:paragraph-properties fo:text-align="start" style:justify-single-word="false" style:text-autospace="none"/>
      <style:text-properties style:font-name="Times-Roman" fo:font-size="12pt" fo:font-style="italic" fo:font-weight="normal" style:font-name-asian="Times-Roman" style:font-size-asian="12pt" style:font-style-asian="italic" style:font-weight-asian="normal" style:font-name-complex="Times-Roman" style:font-size-complex="12pt" style:font-style-complex="italic" style:font-weight-complex="normal"/>
    </style:style>
    <style:style style:name="P10" style:family="paragraph" style:parent-style-name="Standard" style:list-style-name="L10">
      <style:paragraph-properties fo:text-align="start" style:justify-single-word="false" style:text-autospace="none"/>
    </style:style>
    <style:style style:name="P11" style:family="paragraph" style:parent-style-name="Standard" style:list-style-name="L14">
      <style:paragraph-properties fo:text-align="start" style:justify-single-word="false" style:text-autospace="none"/>
      <style:text-properties fo:font-weight="normal" style:font-weight-asian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Times-Roman" fo:font-size="12pt" style:font-name-asian="Times-Roman" style:font-size-asian="12pt" style:font-name-complex="Times-Roman" style:font-size-complex="12pt"/>
    </style:style>
    <style:style style:name="T3" style:family="text">
      <style:text-properties style:font-name="Times-Roman" fo:font-size="12pt" fo:font-style="italic" fo:font-weight="bold" style:font-name-asian="Times-Roman" style:font-size-asian="12pt" style:font-style-asian="italic" style:font-weight-asian="bold" style:font-name-complex="Times-Roman" style:font-size-complex="12pt" style:font-style-complex="italic" style:font-weight-complex="bold"/>
    </style:style>
    <style:style style:name="T4" style:family="text">
      <style:text-properties style:font-name="Times-Roman" fo:font-size="12pt" fo:font-style="italic" style:font-name-asian="Times-Roman" style:font-size-asian="12pt" style:font-style-asian="italic" style:font-name-complex="Times-Roman" style:font-size-complex="12pt" style:font-style-complex="italic"/>
    </style:style>
    <style:style style:name="T5" style:family="text">
      <style:text-properties style:font-name="MS-PGothic" style:font-name-asian="MS-PGothic" style:font-name-complex="MS-PGothic"/>
    </style:style>
    <style:style style:name="T6" style:family="text">
      <style:text-properties style:font-name="Times-BoldItalic" fo:font-size="14pt" fo:font-style="italic" fo:font-weight="bold" style:font-name-asian="Times-BoldItalic" style:font-size-asian="14pt" style:font-style-asian="italic" style:font-weight-asian="bold" style:font-name-complex="Times-BoldItalic" style:font-size-complex="14pt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9cm" fo:text-indent="-0.635cm" fo:margin-left="7.71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4cm" fo:text-indent="-0.635cm" fo:margin-left="8.354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rent situation: The Problem To Be Solved</text:p>
      <text:list xml:id="list5179023324131501180" text:style-name="L1">
        <text:list-item>
          <text:p text:style-name="P5">Attualmente l'agenzia è sprovvista di sito web il che comporta la poca interattività con i clienti,disagi nell'acquisto dei biglietti dovuti a tempi di attesa troppo elevati, mancanza di informazioni dovuti ai relativi voli.</text:p>
        </text:list-item>
      </text:list>
      <text:p text:style-name="P1">UniAirlines: The Problem</text:p>
      <text:list xml:id="list31534736" text:continue-numbering="true" text:style-name="L1">
        <text:list-item>
          <text:p text:style-name="P4"><text:span text:style-name="T1">Internet ha offerto la possibilità di acquistare biglietti aerei di una determinata compagnia online.</text:span></text:p>
        </text:list-item>
        <text:list-item>
          <text:p text:style-name="P4"><text:span text:style-name="T1">Il nostro software permette alla compagnia UniAirlines di interfacciarsi con l'utente tramite un sito web dedicato,in modo tale ad permettere l'acquisto del biglietto comodamente da casa,richiedere assistenza,news e offerte via e-mail.</text:span></text:p>
        </text:list-item>
      </text:list>
      <text:p text:style-name="P1">UniAirlines: The Objectives</text:p>
      <text:list xml:id="list8982776869647291578" text:style-name="L2">
        <text:list-item>
          <text:p text:style-name="P6">Il nostro software fornisce i seguenti servizi:</text:p>
        </text:list-item>
      </text:list>
      <text:list xml:id="list8774436936682480717" text:style-name="L3">
        <text:list-item>
          <text:p text:style-name="P7">La registrazione degli utenti</text:p>
        </text:list-item>
        <text:list-item>
          <text:p text:style-name="P7">La time label dei voli</text:p>
        </text:list-item>
        <text:list-item>
          <text:p text:style-name="P7">Check-in online</text:p>
        </text:list-item>
        <text:list-item>
          <text:p text:style-name="P7">Tariffe differenti a seconda dell'offerta scelta(uno o più bagagli da stiva)</text:p>
        </text:list-item>
        <text:list-item>
          <text:p text:style-name="P7">Possibilità di scegliere più tratte con possibili scali</text:p>
        </text:list-item>
        <text:list-item>
          <text:p text:style-name="P7">Visionare le news</text:p>
        </text:list-item>
        <text:list-item>
          <text:p text:style-name="P7">Supporto</text:p>
        </text:list-item>
      </text:list>
      <text:p text:style-name="P1">UniAirlines: Requirements</text:p>
      <text:list xml:id="list7356135267899752310" text:style-name="L5">
        <text:list-item>
          <text:p text:style-name="P2">Functional Requirements</text:p>
        </text:list-item>
      </text:list>
      <text:list xml:id="list892344949115614724" text:style-name="L7">
        <text:list-item>
          <text:p text:style-name="P9">Un utente deve avere la possibilità di registrarsi</text:p>
        </text:list-item>
        <text:list-item>
          <text:p text:style-name="P9">Un utente deve avere la possibilità di controllare la time label dei voli</text:p>
        </text:list-item>
        <text:list-item>
          <text:p text:style-name="P9">Un utente deve avere la possibilità di effetuare il check-in online</text:p>
        </text:list-item>
        <text:list-item>
          <text:p text:style-name="P9">Un utente deve avere la possibilità di visionare le news sul sito</text:p>
        </text:list-item>
        <text:list-item>
          <text:p text:style-name="P9">Un utente deve avere la possibilità di ricevere supporto e-mail</text:p>
        </text:list-item>
        <text:list-item>
          <text:p text:style-name="P9">Un utente deve avere la possibilità di scegliere una tariffa differente a seconda dei suoi bagagli</text:p>
        </text:list-item>
      </text:list>
      <text:list xml:id="list6930057963089930868" text:style-name="L8">
        <text:list-item>
          <text:p text:style-name="P3">Non Functional Requirements</text:p>
        </text:list-item>
      </text:list>
      <text:list xml:id="list1927040979999914331" text:style-name="L9">
        <text:list-item>
          <text:p text:style-name="P8">Tempi minimi nell'acquisto del biglietto</text:p>
        </text:list-item>
        <text:list-item>
          <text:p text:style-name="P8">Il sito deve essere disponibile 24 ore al giorno</text:p>
        </text:list-item>
      </text:list>
      <text:list xml:id="list5261667494016180641" text:style-name="L10">
        <text:list-item>
          <text:p text:style-name="P10"><text:span text:style-name="T6">Constraints</text:span></text:p>
        </text:list-item>
      </text:list>
      <text:list xml:id="list7196282161588816987" text:style-name="L14">
        <text:list-item>
          <text:p text:style-name="P11"><text:span text:style-name="T4">Il linguaggio di implementazione sarà Jav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Wingdings-Regular" svg:font-family="Wingdings-Regular"/>
    <style:font-face style:name="MS-PGothic" svg:font-family="MS-PGothic" style:font-family-generic="swiss"/>
    <style:font-face style:name="Times-Bold" svg:font-family="Times-Bold" style:font-family-generic="swiss"/>
    <style:font-face style:name="Times-BoldItalic" svg:font-family="Times-BoldItalic" style:font-family-generic="swiss"/>
    <style:font-face style:name="Times-Roman" svg:font-family="Times-Roman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M22S</meta:editing-duration>
    <meta:editing-cycles>3</meta:editing-cycles>
    <meta:generator>OpenOffice/4.1.5$Win32 OpenOffice.org_project/415m1$Build-9789</meta:generator>
    <dc:date>2018-10-09T11:35:02.90</dc:date>
    <meta:document-statistic meta:table-count="0" meta:image-count="0" meta:object-count="0" meta:page-count="1" meta:paragraph-count="27" meta:word-count="253" meta:character-count="1594"/>
    <dc:creator>M P</dc:creator>
    <meta:user-defined meta:name="Info 1"/>
    <meta:user-defined meta:name="Info 2"/>
    <meta:user-defined meta:name="Info 3"/>
    <meta:user-defined meta:name="Info 4"/>
  </office:meta>
</office:document-meta>
</file>